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1pt" officeooo:rsid="002abd5a" officeooo:paragraph-rsid="002abd5a" style:font-size-asian="11pt" style:font-size-complex="11pt"/>
    </style:style>
    <style:style style:name="P2" style:family="paragraph" style:parent-style-name="Standard">
      <style:text-properties fo:font-size="11pt" officeooo:rsid="002abd5a" officeooo:paragraph-rsid="002c0bf0" style:font-size-asian="11pt" style:font-size-complex="11pt"/>
    </style:style>
    <style:style style:name="P3" style:family="paragraph" style:parent-style-name="Standard">
      <style:text-properties fo:font-size="11pt" officeooo:rsid="00137ef5" officeooo:paragraph-rsid="00137ef5" style:font-size-asian="11pt" style:font-size-complex="11pt"/>
    </style:style>
    <style:style style:name="P4" style:family="paragraph" style:parent-style-name="Standard">
      <style:text-properties fo:font-size="11pt" officeooo:rsid="00139c21" officeooo:paragraph-rsid="00139c21" style:font-size-asian="11pt" style:font-size-complex="11pt"/>
    </style:style>
    <style:style style:name="P5" style:family="paragraph" style:parent-style-name="Standard">
      <style:text-properties fo:font-size="11pt" officeooo:rsid="0015910b" officeooo:paragraph-rsid="0015910b" style:font-size-asian="11pt" style:font-size-complex="11pt"/>
    </style:style>
    <style:style style:name="P6" style:family="paragraph" style:parent-style-name="Standard">
      <style:text-properties fo:font-size="11pt" officeooo:rsid="00180ff2" officeooo:paragraph-rsid="002c0bf0" style:font-size-asian="11pt" style:font-size-complex="11pt"/>
    </style:style>
    <style:style style:name="P7" style:family="paragraph" style:parent-style-name="Standard">
      <style:text-properties fo:font-size="11pt" officeooo:paragraph-rsid="002318bf" style:font-size-asian="11pt" style:font-size-complex="11pt"/>
    </style:style>
    <style:style style:name="P8" style:family="paragraph" style:parent-style-name="Standard">
      <style:text-properties fo:font-size="11pt" officeooo:rsid="00199f69" officeooo:paragraph-rsid="00199f69" style:font-size-asian="11pt" style:font-size-complex="11pt"/>
    </style:style>
    <style:style style:name="P9" style:family="paragraph" style:parent-style-name="Standard">
      <style:text-properties fo:font-size="11pt" officeooo:rsid="0019af1a" officeooo:paragraph-rsid="0019af1a" style:font-size-asian="11pt" style:font-size-complex="11pt"/>
    </style:style>
    <style:style style:name="P10" style:family="paragraph" style:parent-style-name="Standard">
      <style:text-properties fo:font-size="11pt" officeooo:rsid="0019af1a" officeooo:paragraph-rsid="002c0bf0" style:font-size-asian="11pt" style:font-size-complex="11pt"/>
    </style:style>
    <style:style style:name="P11" style:family="paragraph" style:parent-style-name="Standard">
      <style:text-properties fo:font-size="11pt" officeooo:rsid="001be873" officeooo:paragraph-rsid="001be873" style:font-size-asian="11pt" style:font-size-complex="11pt"/>
    </style:style>
    <style:style style:name="P12" style:family="paragraph" style:parent-style-name="Standard">
      <style:text-properties fo:font-size="11pt" officeooo:rsid="001be873" officeooo:paragraph-rsid="0019af1a" style:font-size-asian="11pt" style:font-size-complex="11pt"/>
    </style:style>
    <style:style style:name="P13" style:family="paragraph" style:parent-style-name="Standard">
      <style:text-properties fo:font-size="11pt" officeooo:paragraph-rsid="0019af1a" style:font-size-asian="11pt" style:font-size-complex="11pt"/>
    </style:style>
    <style:style style:name="P14" style:family="paragraph" style:parent-style-name="Standard">
      <style:text-properties fo:font-size="11pt" officeooo:rsid="001c2fad" officeooo:paragraph-rsid="001c2fad" style:font-size-asian="11pt" style:font-size-complex="11pt"/>
    </style:style>
    <style:style style:name="P15" style:family="paragraph" style:parent-style-name="Standard">
      <style:text-properties fo:font-size="11pt" officeooo:rsid="00219ebe" officeooo:paragraph-rsid="00219ebe" style:font-size-asian="11pt" style:font-size-complex="11pt"/>
    </style:style>
    <style:style style:name="P16" style:family="paragraph" style:parent-style-name="Standard">
      <style:text-properties fo:font-size="11pt" officeooo:paragraph-rsid="002c0bf0" style:font-size-asian="11pt" style:font-size-complex="11pt"/>
    </style:style>
    <style:style style:name="P17" style:family="paragraph" style:parent-style-name="Standard">
      <style:text-properties officeooo:paragraph-rsid="002c0bf0"/>
    </style:style>
    <style:style style:name="T1" style:family="text">
      <style:text-properties officeooo:rsid="00139c21"/>
    </style:style>
    <style:style style:name="T2" style:family="text">
      <style:text-properties officeooo:rsid="0015910b"/>
    </style:style>
    <style:style style:name="T3" style:family="text">
      <style:text-properties officeooo:rsid="0016147e"/>
    </style:style>
    <style:style style:name="T4" style:family="text">
      <style:text-properties officeooo:rsid="00180ff2"/>
    </style:style>
    <style:style style:name="T5" style:family="text">
      <style:text-properties officeooo:rsid="0018c26c"/>
    </style:style>
    <style:style style:name="T6" style:family="text">
      <style:text-properties officeooo:rsid="0018c80b"/>
    </style:style>
    <style:style style:name="T7" style:family="text">
      <style:text-properties officeooo:rsid="00199f69"/>
    </style:style>
    <style:style style:name="T8" style:family="text">
      <style:text-properties officeooo:rsid="0019af1a"/>
    </style:style>
    <style:style style:name="T9" style:family="text">
      <style:text-properties officeooo:rsid="001a1030"/>
    </style:style>
    <style:style style:name="T10" style:family="text">
      <style:text-properties officeooo:rsid="001be873"/>
    </style:style>
    <style:style style:name="T11" style:family="text">
      <style:text-properties officeooo:rsid="001c2fad"/>
    </style:style>
    <style:style style:name="T12" style:family="text">
      <style:text-properties officeooo:rsid="001d54bb"/>
    </style:style>
    <style:style style:name="T13" style:family="text">
      <style:text-properties officeooo:rsid="001ed07b"/>
    </style:style>
    <style:style style:name="T14" style:family="text">
      <style:text-properties officeooo:rsid="001f0a33"/>
    </style:style>
    <style:style style:name="T15" style:family="text">
      <style:text-properties officeooo:rsid="001f70ae"/>
    </style:style>
    <style:style style:name="T16" style:family="text">
      <style:text-properties officeooo:rsid="0020b364"/>
    </style:style>
    <style:style style:name="T17" style:family="text">
      <style:text-properties officeooo:rsid="00212607"/>
    </style:style>
    <style:style style:name="T18" style:family="text">
      <style:text-properties officeooo:rsid="00219ebe"/>
    </style:style>
    <style:style style:name="T19" style:family="text">
      <style:text-properties officeooo:rsid="002318bf"/>
    </style:style>
    <style:style style:name="T20" style:family="text">
      <style:text-properties officeooo:rsid="00236cba"/>
    </style:style>
    <style:style style:name="T21" style:family="text">
      <style:text-properties officeooo:rsid="0023737e"/>
    </style:style>
    <style:style style:name="T22" style:family="text">
      <style:text-properties officeooo:rsid="0025b40c"/>
    </style:style>
    <style:style style:name="T23" style:family="text">
      <style:text-properties officeooo:rsid="0026095f"/>
    </style:style>
    <style:style style:name="T24" style:family="text">
      <style:text-properties fo:font-variant="normal" fo:text-transform="none" fo:letter-spacing="normal" fo:font-style="normal" fo:font-weight="normal"/>
    </style:style>
    <style:style style:name="T25" style:family="text">
      <style:text-properties officeooo:rsid="0028070a"/>
    </style:style>
    <style:style style:name="T26" style:family="text">
      <style:text-properties officeooo:rsid="00283ea6"/>
    </style:style>
    <style:style style:name="T27" style:family="text">
      <style:text-properties officeooo:rsid="002ae5e0"/>
    </style:style>
    <style:style style:name="T28" style:family="text">
      <style:text-properties officeooo:rsid="002c0bf0"/>
    </style:style>
    <style:style style:name="T29" style:family="text">
      <style:text-properties fo:font-size="11pt" officeooo:rsid="0019af1a" style:font-size-asian="11pt" style:font-size-complex="11pt"/>
    </style:style>
    <style:style style:name="T30" style:family="text">
      <style:text-properties fo:font-size="11pt" officeooo:rsid="001be873" style:font-size-asian="11pt" style:font-size-complex="11pt"/>
    </style:style>
    <style:style style:name="T31" style:family="text">
      <style:text-properties fo:font-size="11pt" officeooo:rsid="0026095f" style:font-size-asian="11pt" style:font-size-complex="11pt"/>
    </style:style>
    <style:style style:name="T32" style:family="text">
      <style:text-properties fo:font-size="11pt" officeooo:rsid="001d54bb" style:font-size-asian="11pt" style:font-size-complex="11pt"/>
    </style:style>
    <style:style style:name="T33" style:family="text">
      <style:text-properties fo:font-size="11pt" officeooo:rsid="002c0bf0"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1: hi everyone, my name is Huy. Today I will present our paper Unbalanced co optimal transport. </text:p>
      <text:p text:style-name="P2">This is the joint work with Hicham janati, nicolas courty, remi flamary, ievgen redko, pinar demetci, ritambhara singh</text:p>
      <text:p text:style-name="P1"/>
      <text:p text:style-name="P3"><text:span text:style-name="T6">S</text:span><text:span text:style-name="T10">2</text:span><text:span text:style-name="T6">: </text:span><text:span text:style-name="T26">Let us start with the u</text:span>nbalanced optimal transport. It <text:span text:style-name="T1">is a generalization of balanced optimal transport </text:span><text:span text:style-name="T14">and</text:span> <text:span text:style-name="T1">can be used to compare two positive measures whose supports live in the same underlying space</text:span></text:p>
      <text:p text:style-name="P16"><text:span text:style-name="T2">I</text:span><text:span text:style-name="T1">t does not require the </text:span><text:span text:style-name="T14">hard</text:span><text:span text:style-name="T1"> constraint</text:span><text:span text:style-name="T11">s</text:span><text:span text:style-name="T1"> on the marginal distributions, </text:span><text:span text:style-name="T11">so</text:span><text:span text:style-name="T2"> is </text:span><text:span text:style-name="T11">more</text:span><text:span text:style-name="T2"> robust to outliers </text:span></text:p>
      <text:p text:style-name="P16"><text:span text:style-name="T22">and has shown great interest in many </text:span><text:span text:style-name="T26">real l</text:span><text:span text:style-name="T22"> applications</text:span><text:span text:style-name="T2">.</text:span></text:p>
      <text:p text:style-name="P16"><text:span text:style-name="T22">However, it also</text:span><text:span text:style-name="T2"> </text:span><text:span text:style-name="T22">has two major limitations. The first one is that it cannot compare measures whose supports are in different underlying spaces, for example one in R3 and one in R5</text:span><text:span text:style-name="T2">, </text:span><text:span text:style-name="T22">and </text:span></text:p>
      <text:p text:style-name="P16"><text:span text:style-name="T22">the second one is that, </text:span><text:span text:style-name="T2">only alignments between </text:span><text:span text:style-name="T13">s</text:span><text:span text:style-name="T14">amples </text:span><text:span text:style-name="T22">are considered and there is no feature alignment, which can also be interpretable </text:span><text:span text:style-name="T23">and </text:span><text:span text:style-name="T24">allow to recover relations between the features of two different datasets</text:span><text:span text:style-name="T22">.</text:span></text:p>
      <text:p text:style-name="P4"/>
      <text:p text:style-name="P16"><text:span text:style-name="T6">S</text:span><text:span text:style-name="T10">3</text:span><text:span text:style-name="T6">: </text:span><text:span text:style-name="T22">To overcome these two drawbacks</text:span><text:span text:style-name="T2">, first we define the notion of sample-feature space. Here, we are given two compact measure spaces, Xs equipped with the measure mu_s and Xf equipped with the measure mu_f. The superscript “s’’ indicates the sample space and </text:span><text:span text:style-name="T27">the</text:span><text:span text:style-name="T2"> superscript “f’’ indicates the feature space. </text:span></text:p>
      <text:p text:style-name="P16"><text:span text:style-name="T2">We also define a scalar integrable function xi defined on the product space and we call the triplet </text:span><text:span text:style-name="T23">comprising of these two spaces and the function xi</text:span><text:span text:style-name="T2"> a sample-feature space. </text:span></text:p>
      <text:p text:style-name="P16"><text:span text:style-name="T2">Xi is </text:span><text:span text:style-name="T23">also</text:span><text:span text:style-name="T2"> called an interaction </text:span><text:span text:style-name="T14">between the sample and feature spaces.</text:span></text:p>
      <text:p text:style-name="P5">As an illustration, in the discrete setting, one can see the interaction between two points in the sample and feature spaces as the coordinate of the input matrix.</text:p>
      <text:p text:style-name="P5"/>
      <text:p text:style-name="P16"><text:span text:style-name="T6">S</text:span><text:span text:style-name="T10">4</text:span><text:span text:style-name="T6">: </text:span><text:span text:style-name="T2">Now, given two sample-feature spaces, we </text:span><text:span text:style-name="T12">can </text:span><text:span text:style-name="T2">define the unbalanced CO-O</text:span><text:span text:style-name="T14">ptimal </text:span><text:span text:style-name="T2">T</text:span><text:span text:style-name="T14">ransport</text:span><text:span text:style-name="T2"> as shown in the formula. The first part of the objective function </text:span><text:span text:style-name="T14">represents the transport cost using two interactions,</text:span><text:span text:style-name="T2"> </text:span></text:p>
      <text:p text:style-name="P16"><text:span text:style-name="T2">and the second part c</text:span><text:span text:style-name="T23">ontaining</text:span><text:span text:style-name="T2"> the KL divergence </text:span><text:span text:style-name="T15">roughly say</text:span><text:span text:style-name="T23">s</text:span><text:span text:style-name="T15"> that </text:span><text:span text:style-name="T19">it is possible that</text:span> <text:span text:style-name="T19">a point</text:span> can’t find a good match, <text:span text:style-name="T23">so</text:span><text:span text:style-name="T19"> is not aligned to any other points</text:span>.</text:p>
      <text:p text:style-name="P16"><text:span text:style-name="T15">Here,</text:span><text:span text:style-name="T10"> we </text:span><text:span text:style-name="T12">are </text:span><text:span text:style-name="T10">learn</text:span><text:span text:style-name="T12">ing</text:span><text:span text:style-name="T10"> not only sample alignments </text:span><text:span text:style-name="T12">pie_s</text:span><text:span text:style-name="T10">, but also feature alignments </text:span><text:span text:style-name="T12">pie_f, </text:span></text:p>
      <text:p text:style-name="P16"><text:span text:style-name="T12">which </text:span><text:span text:style-name="T23">will </text:span><text:span text:style-name="T12">show great interest in many practical situations.</text:span></text:p>
      <text:p text:style-name="P16"><text:span text:style-name="T15">Note that</text:span><text:span text:style-name="T2">, the </text:span><text:span text:style-name="T23">purpose</text:span><text:span text:style-name="T2"> of </text:span><text:span text:style-name="T23">using the</text:span><text:span text:style-name="T2"> product measure in the KL divergence are two-fold. </text:span></text:p>
      <text:p text:style-name="P16"><text:span text:style-name="T23">First</text:span><text:span text:style-name="T2">, it allows to show the existence of </text:span><text:span text:style-name="T3">minimizer and </text:span></text:p>
      <text:p text:style-name="P16"><text:span text:style-name="T3">second, </text:span><text:span text:style-name="T23">it will be </text:span><text:span text:style-name="T3">useful </text:span><text:span text:style-name="T4">to </text:span><text:span text:style-name="T23">show</text:span><text:span text:style-name="T4"> the robustness of U</text:span><text:span text:style-name="T23">nbalanced </text:span><text:span text:style-name="T4">CO O</text:span><text:span text:style-name="T23">ptimal transport</text:span><text:span text:style-name="T4">.</text:span></text:p>
      <text:p text:style-name="P5"/>
      <text:p text:style-name="P6"><text:span text:style-name="T6">S</text:span><text:span text:style-name="T10">5</text:span><text:span text:style-name="T6">: </text:span>One of <text:span text:style-name="T5">the</text:span> main interest of UCOOT is <text:span text:style-name="T5">its robustness to outliers. </text:span><text:span text:style-name="T23">Before stating</text:span><text:span text:style-name="T5"> the </text:span><text:span text:style-name="T26">main theorem</text:span><text:span text:style-name="T5">, </text:span></text:p>
      <text:p text:style-name="P6"><text:span text:style-name="T5">we </text:span><text:span text:style-name="T12">first</text:span><text:span text:style-name="T5"> introduce some related notions, which might look complicated </text:span><text:span text:style-name="T23">at first</text:span><text:span text:style-name="T5"> but in fact pretty intuitive.</text:span></text:p>
      <text:p text:style-name="P6"><text:span text:style-name="T5">Given two </text:span><text:span text:style-name="T12">clean</text:span><text:span text:style-name="T5"> s.f. spaces X1 and X2, we introduce the noisy version of X1, which called X1 tilde, </text:span></text:p>
      <text:p text:style-name="P6"><text:span text:style-name="T5">where in each of feature and sample space, we inject the outliers Os and Of, equipped with the </text:span><text:span text:style-name="T6">noisy distribution eps_s and eps_f, respectively. Here, in </text:span><text:span text:style-name="T15">X1 tilde, </text:span><text:span text:style-name="T6">we consider a convex combination of noisy and clean distributions on its sample and feature space</text:span><text:span text:style-name="T15">s</text:span><text:span text:style-name="T6">.</text:span></text:p>
      <text:p text:style-name="P6">Once <text:span text:style-name="T7">we introduce </text:span><text:span text:style-name="T6">the outliers, </text:span><text:span text:style-name="T7">we can define the two following costs: the first one delta zero represents the minimal transportation cost between the outliers and the clean sample-feature space X2. </text:span></text:p>
      <text:p text:style-name="P6"><text:span text:style-name="T23">T</text:span><text:span text:style-name="T7">he second one, delta infinit</text:span><text:span text:style-name="T8">y</text:span><text:span text:style-name="T7"> calculates the maximal transportation cost between </text:span></text:p>
      <text:p text:style-name="P6"><text:span text:style-name="T7">the noisy X1 tilde and the clean X2. </text:span></text:p>
      <text:p text:style-name="P7"><text:span text:style-name="T7">Intuitively, the outliers will </text:span><text:span text:style-name="T23">cause</text:span><text:span text:style-name="T7"> these two cost</text:span><text:span text:style-name="T8">s</text:span><text:span text:style-name="T7"> abnormally large</text:span><text:span text:style-name="T8">r than the transportation cost between the clean X1 and X2.</text:span></text:p>
      <text:p text:style-name="P8"/>
      <text:p text:style-name="P17"><text:span text:style-name="T29">S</text:span><text:span text:style-name="T30">6</text:span><text:span text:style-name="T29">: Now, we can show that COOT is very sensitive to the outliers because the lower bound on the right hand side is unbounded, </text:span><text:span text:style-name="T31">so COOT can be made arbitrarily large</text:span><text:span text:style-name="T29">. By contrast, UCOOT is </text:span><text:span text:style-name="T32">very </text:span><text:span text:style-name="T29">robust to outliers. The impact of outliers, which is the term delta infinity is rapidly saturated in the exponential term, </text:span><text:span text:style-name="T33">so</text:span><text:span text:style-name="T29"> is always controlled and the UCOOT will never explode. </text:span><text:span text:style-name="T32">In particular, i</text:span><text:span text:style-name="T29">f the outlier is too impactful, </text:span></text:p>
      <text:p text:style-name="P10">it will not <text:span text:style-name="T23">receive</text:span> any mass, <text:span text:style-name="T23">so will</text:span> not <text:span text:style-name="T23">be</text:span> aligned to any point. </text:p>
      <text:p text:style-name="P11"/>
      <text:p text:style-name="P16"><text:span text:style-name="T10">S7: </text:span><text:span text:style-name="T8">As </text:span><text:span text:style-name="T12">an illustration</text:span><text:span text:style-name="T8">, </text:span><text:span text:style-name="T12">here we use </text:span><text:span text:style-name="T8">the parameter tau </text:span><text:span text:style-name="T12">to</text:span><text:span text:style-name="T8"> control the impact of outliers, </text:span><text:span text:style-name="T16">the larger it is, </text:span></text:p>
      <text:p text:style-name="P16"><text:span text:style-name="T16">the more impactful</text:span><text:span text:style-name="T8">. If it is too much, then the UCOOT will be eventually constant, </text:span></text:p>
      <text:p text:style-name="P16"><text:span text:style-name="T8">indicating that no mass is transported to </text:span><text:span text:style-name="T12">the</text:span><text:span text:style-name="T8"> outliers. </text:span><text:span text:style-name="T12">Clea</text:span><text:span text:style-name="T16">r</text:span><text:span text:style-name="T12">ly </text:span><text:span text:style-name="T8">This is not the case for CO-O</text:span><text:span text:style-name="T12">ptimal </text:span><text:span text:style-name="T8">T</text:span><text:span text:style-name="T12">ransport</text:span><text:span text:style-name="T8">, where every point, even outlier must be </text:span><text:span text:style-name="T12">aligned and</text:span><text:span text:style-name="T8"> </text:span><text:span text:style-name="T12">t</text:span><text:span text:style-name="T8">his makes COOT </text:span><text:span text:style-name="T23">easily</text:span><text:span text:style-name="T8"> explodes.</text:span></text:p>
      <text:p text:style-name="P12"/>
      <text:p text:style-name="P16"><text:span text:style-name="T10">S8: Now, we illustrate the advantage of </text:span><text:span text:style-name="T21">using UCOOT over COOT on the MNIST dataset</text:span><text:span text:style-name="T10">. </text:span></text:p>
      <text:p text:style-name="P16"><text:soft-page-break/><text:span text:style-name="T17">In this experiment, we artificially add outliers to both feature (</text:span><text:span text:style-name="T21">or</text:span><text:span text:style-name="T17">, the pixels) and samples (</text:span><text:span text:style-name="T21">which are</text:span><text:span text:style-name="T17"> the images). </text:span><text:span text:style-name="T21">We see that very small pertubation is enough to degrade significantly </text:span><text:span text:style-name="T19">the </text:span><text:span text:style-name="T20">performance of COOT, </text:span><text:span text:style-name="T21">whereas</text:span><text:span text:style-name="T20"> that of UCOOT remains stable, </text:span><text:span text:style-name="T21">regardless of level of noise.</text:span></text:p>
      <text:p text:style-name="P11"/>
      <text:p text:style-name="P13"><text:span text:style-name="T8">S</text:span><text:span text:style-name="T10">9</text:span><text:span text:style-name="T8">: N</text:span><text:span text:style-name="T10">ext</text:span><text:span text:style-name="T8">, we </text:span><text:span text:style-name="T20">apply</text:span><text:span text:style-name="T9"> UCOOT on heterogeneous domain adaptation. We use the Caltech-Office dataset and compare UCOOT with other 3 competing methods, in terms of accuracy. </text:span><text:span text:style-name="T19">The source </text:span><text:span text:style-name="T25">and targe</text:span><text:span text:style-name="T19"> domain</text:span><text:span text:style-name="T25">s</text:span><text:span text:style-name="T19"> contain the CaffeNet </text:span><text:span text:style-name="T25">and GoogleNet</text:span><text:span text:style-name="T19"> pretrained embeddings of the images, </text:span><text:span text:style-name="T25">respectively</text:span><text:span text:style-name="T19">.</text:span><text:span text:style-name="T9"> We can see that in most </text:span><text:span text:style-name="T19">tasks</text:span><text:span text:style-name="T9">, UCOOT outperforms by large margin and on average, UCOOT is the most performing method.</text:span></text:p>
      <text:p text:style-name="P9"/>
      <text:p text:style-name="P14">S10: in <text:span text:style-name="T18">this third experiment, we apply UCOOT to perform single cell multi omics alignement.</text:span> <text:span text:style-name="T18">W</text:span>e use the dataset generated by the CITE-seq experiment which simultaneously measures gene expression and antibody abundance in single cells. Here, we know the ground-truth correspondences on both the samples (i.e., cells) and the features (which are genes and their encoded antibodies), thus allowing us to quantify and compare the alignment performance of UCOOT and COOT. <text:span text:style-name="T18">As you can see, o</text:span>verall, UCOOT gives <text:span text:style-name="T18">much </text:span>better alignments.</text:p>
      <text:p text:style-name="P14"/>
      <text:p text:style-name="P15">More details can be found in the paper. Thank you for your atten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4T08:57:42.900408273</meta:creation-date>
    <dc:date>2023-01-07T13:07:33.116408322</dc:date>
    <meta:editing-duration>P1DT23H9M54S</meta:editing-duration>
    <meta:editing-cycles>3</meta:editing-cycles>
    <meta:generator>LibreOffice/6.4.7.2$Linux_X86_64 LibreOffice_project/40$Build-2</meta:generator>
    <meta:document-statistic meta:table-count="0" meta:image-count="0" meta:object-count="0" meta:page-count="2" meta:paragraph-count="36" meta:word-count="947" meta:character-count="5700" meta:non-whitespace-character-count="4770"/>
  </office:meta>
</office:document-meta>
</file>